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.845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845cm" svg:x="1.4cm" svg:y="1.178cm" presentation:class="title" presentation:user-transformed="true">
          <draw:text-box>
            <text:p>Introducción a la Metodología de trabajo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El orden para terminar un proyecto web.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finir un Proyect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tender sobre que trata el proyecto a traves de una conversación franca con el cliente.</text:p>
              </text:list-item>
              <text:list-item>
                <text:p>Analizar la estratégia.</text:p>
              </text:list-item>
              <text:list-item>
                <text:p>Hacer un documento, que detalle todos los requerimientos del usuario, cualquier cambio que pida fuera de ese documento, se realiza un presupuesto aparte.</text:p>
              </text:list-item>
              <text:list-item>
                <text:p>Negociar con el conocimiento en desarrollo y los pedidos del usuari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udienci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econocer cúal es la audienia objectivo a quien va dirigida la página. Eso determinará a todo el diseño y contenido.</text:p>
              </text:list-item>
              <text:list-item>
                <text:p>Sexo.</text:p>
              </text:list-item>
              <text:list-item>
                <text:p>Rangos de edad.</text:p>
              </text:list-item>
              <text:list-item>
                <text:p>La nacionalidad.</text:p>
              </text:list-item>
              <text:list-item>
                <text:p>Desde que dispositivos navegan.</text:p>
              </text:list-item>
              <text:list-item>
                <text:p>Implementar google analytic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tiv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finir que objetivos se buscan lograr a traves de la pagina. Y el de prioridad entre los objetivos que se persigan.</text:p>
              </text:list-item>
              <text:list-item>
                <text:p>¿Para que quieres la página?</text:p>
              </text:list-item>
              <text:list-item>
                <text:p>Un solo objetivo principal de todos los objetivos que determina el cliente.</text:p>
              </text:list-item>
              <text:list-item>
                <text:p>Equipo de marketing definido ayud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jercicio 1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fine tu audiencia.</text:p>
              </text:list-item>
              <text:list-item>
                <text:p>Establece un objetivo principal.</text:p>
              </text:list-item>
              <text:list-item>
                <text:p>Establece 2-3 objetivos principal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specificaciones Técnic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/>Delimitar las especificaciones que debe tener la página, tales como la compatibilidad con navegadores y versiones.</text:p>
              </text:list-item>
              <text:list-item>
                <text:p>Presupuesto por navegador (pequeños porcentajes).</text:p>
              </text:list-item>
              <text:list-item>
                <text:p>Normalize c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ventario del contenid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star con el cliente el contenido.</text:p>
              </text:list-item>
              <text:list-item>
                <text:p>Que secciones debe tener.</text:p>
              </text:list-item>
              <text:list-item>
                <text:p>Detallar el inventario de todo el contenido que debe reunir la web a lo largo de sus secciones.</text:p>
              </text:list-item>
              <text:list-item>
                <text:p>APORTAR IDEAS EN BASE A SUS CONOCIMIENTOS !!!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curso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eunir los recursos disponibles desde el inicio, proporciones, logos, base de datos, fuentes, etc.</text:p>
              </text:list-item>
              <text:list-item>
                <text:p>En caso de que no tenga recursos, si hay que hacerlos, cobrar más.</text:p>
              </text:list-item>
              <text:list-item>
                <text:p>Analizar los recursos, si son convenientes usarlo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IME LIN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arcar las fechas en las que deberá estar lista la primera versión inicial y la publicación de la versión definitiva.</text:p>
              </text:list-item>
              <text:list-item>
                <text:p>La version de prueba debe estar en esta fecha …</text:p>
              </text:list-item>
              <text:list-item>
                <text:p>La version final debe estar en esta fecha …</text:p>
                <text:p/>
              </text:list-item>
              <text:list-item>
                <text:p>Sumar el doble a tu fecha final !!!!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esupuest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No den el presupuesto en la primer visita.</text:p>
              </text:list-item>
              <text:list-item>
                <text:p>Establecer la cantidad de la que se dispone para definir el grado del diseño y el costo de servicios adicionales.</text:p>
              </text:list-item>
              <text:list-item>
                <text:p>Si se tiene una plantilla, cobrar esa plantilla.</text:p>
              </text:list-item>
              <text:list-item>
                <text:p>Si es algo personalizado, lleva mas tiempo.</text:p>
              </text:list-item>
              <text:list-item>
                <text:p>Explicar los valores del mercado en caso, de que el cliente quiera pagar menos. No bajar de precio o quitar elementos de la página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2:28:43.175499028</meta:creation-date>
    <meta:editing-duration>PT52M11S</meta:editing-duration>
    <meta:editing-cycles>12</meta:editing-cycles>
    <meta:generator>LibreOffice/6.0.7.3$Linux_X86_64 LibreOffice_project/00m0$Build-3</meta:generator>
    <dc:title>Inspiration</dc:title>
    <dc:date>2019-10-09T13:38:01.659619235</dc:date>
    <meta:document-statistic meta:object-count="66"/>
  </office:meta>
</office:document-meta>
</file>